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.broadcastEvent( Wid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nerateSaxFragment( ContentHandler contentHandler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ield.validate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Valu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Field.setValue( Object new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eld.readFromRequest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setSelectionLis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readFromRequest( String newEntered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eld.getField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Valid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SelectionList( SelectionList selection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.setSelectionList( Object model , String valuePath , String labe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ValidationError( Validation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Field( FieldDefinition field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